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bottom" fo:padding-top="-0.178cm" fo:padding-bottom="0.787cm" fo:padding-left="0.3cm" fo:padding-right="0.3cm"/>
    </style:style>
    <style:style style:name="gr4" style:family="graphic" style:parent-style-name="standard">
      <style:graphic-properties draw:stroke="solid" svg:stroke-width="0.152cm" svg:stroke-color="#00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outline1" style:list-style-name="L4">
      <style:graphic-properties draw:fill-color="#ffffff" draw:auto-grow-height="true" fo:min-height="14.267cm"/>
    </style:style>
    <style:style style:name="pr10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4.8cm" fo:margin-right="0cm" text:enable-numbering="false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text-indent="-0.9cm"/>
      <style:text-properties fo:color="#ffff00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1.2cm" fo:margin-right="0cm" fo:text-indent="-0.9cm"/>
      <style:text-properties fo:font-size="24pt" fo:font-weight="normal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ffffff" fo:font-size="20pt" fo:font-weight="bold"/>
    </style:style>
    <style:style style:name="P16" style:family="paragraph">
      <style:paragraph-properties fo:margin-left="0cm" fo:margin-right="0cm" fo:text-align="center" fo:text-indent="0cm"/>
      <style:text-properties fo:font-size="18pt" fo:font-weight="bold"/>
    </style:style>
    <style:style style:name="P17" style:family="paragraph">
      <style:paragraph-properties fo:text-align="center"/>
    </style:style>
    <style:style style:name="P18" style:family="paragraph">
      <style:paragraph-properties fo:margin-left="2.4cm" fo:margin-right="0cm" text:enable-numbering="false" fo:text-indent="-0.8cm"/>
      <style:text-properties fo:font-size="20pt" fo:font-weight="normal"/>
    </style:style>
    <style:style style:name="P19" style:family="paragraph">
      <style:paragraph-properties fo:margin-left="2.4cm" fo:margin-right="0cm" fo:text-align="start" fo:text-indent="-0.8cm"/>
    </style:style>
    <style:style style:name="P20" style:family="paragraph">
      <style:paragraph-properties fo:margin-left="3.6cm" fo:margin-right="0cm" fo:text-indent="-0.6cm"/>
    </style:style>
    <style:style style:name="P21" style:family="paragraph">
      <style:paragraph-properties fo:margin-left="4.8cm" fo:margin-right="0cm" fo:text-indent="-0.6cm"/>
    </style:style>
    <style:style style:name="P22" style:family="paragraph">
      <style:paragraph-properties fo:margin-left="1.2cm" fo:margin-right="0cm" fo:text-indent="-0.9cm"/>
      <style:text-properties fo:font-size="20pt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weight="bold"/>
    </style:style>
    <style:style style:name="T4" style:family="text">
      <style:text-properties fo:color="#ffff00" fo:font-weight="normal"/>
    </style:style>
    <style:style style:name="T5" style:family="text">
      <style:text-properties fo:font-weight="normal"/>
    </style:style>
    <style:style style:name="T6" style:family="text">
      <style:text-properties fo:color="#ffffff"/>
    </style:style>
    <style:style style:name="T7" style:family="text">
      <style:text-properties fo:color="#23ff23" fo:font-size="24pt" fo:font-weight="bold"/>
    </style:style>
    <style:style style:name="T8" style:family="text">
      <style:text-properties fo:color="#ff8080" fo:font-size="24pt" fo:font-weight="bold"/>
    </style:style>
    <style:style style:name="T9" style:family="text">
      <style:text-properties fo:color="#ffff00" fo:font-size="28pt" fo:font-weight="normal"/>
    </style:style>
    <style:style style:name="T10" style:family="text">
      <style:text-properties fo:color="#ffffff" fo:font-size="28pt" fo:font-weight="normal"/>
    </style:style>
    <style:style style:name="T11" style:family="text">
      <style:text-properties fo:color="#23ff23" fo:font-size="28pt" fo:font-weight="normal"/>
    </style:style>
    <style:style style:name="T12" style:family="text">
      <style:text-properties fo:font-size="24pt" fo:font-weight="normal"/>
    </style:style>
    <style:style style:name="T13" style:family="text">
      <style:text-properties fo:color="#ffff00" fo:font-size="24pt" fo:font-weight="normal"/>
    </style:style>
    <style:style style:name="T14" style:family="text">
      <style:text-properties fo:color="#ffffff" fo:font-size="20pt" fo:font-weight="bold"/>
    </style:style>
    <style:style style:name="T15" style:family="text">
      <style:text-properties fo:font-size="18pt" fo:font-weight="bold"/>
    </style:style>
    <style:style style:name="T16" style:family="text">
      <style:text-properties fo:color="#23ff23" fo:font-size="20pt" fo:font-weight="bold"/>
    </style:style>
    <style:style style:name="T17" style:family="text">
      <style:text-properties fo:color="#ffffff" fo:font-size="24pt" fo:font-weight="normal"/>
    </style:style>
    <style:style style:name="T18" style:family="text">
      <style:text-properties fo:color="#ccccff"/>
    </style:style>
    <style:style style:name="T19" style:family="text">
      <style:text-properties fo:color="#ffff00" fo:font-size="20pt" fo:font-weight="bold"/>
    </style:style>
    <style:style style:name="T20" style:family="text">
      <style:text-properties fo:font-size="20pt" fo:font-weight="bold"/>
    </style:style>
    <style:style style:name="T21" style:family="text">
      <style:text-properties fo:color="#ccccff" fo:font-size="20pt" fo:font-weight="bold"/>
    </style:style>
    <style:style style:name="T22" style:family="text">
      <style:text-properties fo:color="#ffff00" fo:font-weight="bold"/>
    </style:style>
    <style:style style:name="T23" style:family="text">
      <style:text-properties fo:font-weight="bold"/>
    </style:style>
    <style:style style:name="T24" style:family="text">
      <style:text-properties fo:color="#ccccff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Recursion</presentation:footer-decl>
      <presentation:footer-decl presentation:name="ftr2">CMPTxxxx</presentation:footer-decl>
      <presentation:date-time-decl presentation:name="dtd1" presentation:source="fixed">26 Sep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4.8-4.10, Py ch5-6: Recursion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6 Sep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from last time (ch4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ome <text:span text:style-name="T1">debugging</text:span> tips</text:p>
              </text:list-item>
            </text:list>
            <text:list text:style-name="L3">
              <text:list-item>
                <text:p text:style-name="P3">A fun example: <text:span text:style-name="T1">ROT13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rd()</text:span>, <text:span text:style-name="T2">chr()</text:span>, string <text:span text:style-name="T1">indexing</text:span>, <text:span text:style-name="T2">len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ub</text:span> progra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endum: iterating a string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Iterating</text:span> through a string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or idx in range(len(myString)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myChar = myString[idx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Shorthand</text:span><text:span text:style-name="T5"> in Python:</text:span><text:span text:style-name="T5"><text:line-break/></text:span><text:span text:style-name="T5">(can treat strings as </text:span><text:span text:style-name="T4">lists</text:span><text:span text:style-name="T5"> of character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or myChar in myString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myChar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For exampl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or myChar in "Hello World!"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myCh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4.8, Py ch5-6)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Recursive functi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actorial examp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all stack, backtrac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bonacci examp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bstract Data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Type hierarch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numeration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ursion</text:p>
          </draw:text-box>
        </draw:frame>
        <draw:frame presentation:style-name="pr5" draw:text-style-name="P3" draw:layer="layout" svg:width="25.199cm" svg:height="14.355cm" svg:x="1.4cm" svg:y="4.507cm" presentation:class="outline" presentation:user-transformed="true">
          <draw:text-box>
            <text:list text:style-name="L3">
              <text:list-item>
                <text:p text:style-name="P11"><text:span text:style-name="T1">Recursion</text:span> is when a function invokes itself</text:p>
              </text:list-item>
            </text:list>
            <text:list text:style-name="L3">
              <text:list-item>
                <text:p text:style-name="P11">Classic example: <text:span text:style-name="T1">factorial</text:span> (!)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n! = n(n-1)(n-2)(n-3) ... (3)(2)(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0! = 1</text:span></text:p>
                  </text:list-item>
                </text:list>
              </text:list-item>
            </text:list>
            <text:list text:style-name="L3">
              <text:list-item>
                <text:p text:style-name="P11">Compute <text:span text:style-name="T1">recursively</text:span>: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Inductive step</text:span>: <text:span text:style-name="T2">n! = n*(n-1)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Base case</text:span>: <text:span text:style-name="T2">0! = 1</text:span></text:p>
                  </text:list-item>
                </text:list>
              </text:list-item>
            </text:list>
            <text:list text:style-name="L3">
              <text:list-item>
                <text:p text:style-name="P11">Inductive step: <text:span text:style-name="T1">assume</text:span> <text:span text:style-name="T2">(n-1)!</text:span> is calculated correctly; then we can find <text:span text:style-name="T2">n!</text:span></text:p>
              </text:list-item>
            </text:list>
            <text:list text:style-name="L3">
              <text:list-item>
                <text:p text:style-name="P11">Base case is needed to tell us where to <text:span text:style-name="T1">sta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actorial() in Python</text:p>
          </draw:text-box>
        </draw:frame>
        <draw:frame presentation:style-name="pr7" draw:text-style-name="P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2"><text:span text:style-name="T7">def factorial(n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"""Calculate n!. <text:s/>n should be a positive integer.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if n == 0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base c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els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inductive ste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>return n * 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9">Progress</text:span><text:span text:style-name="T10"> is made each time: </text:span><text:span text:style-name="T11">factorial(n-1)</text:span></text:p>
              </text:list-item>
            </text:list>
            <text:list text:style-name="L3">
              <text:list-item>
                <text:p text:style-name="P11"><text:span text:style-name="T10">Base case prevents </text:span><text:span text:style-name="T9">infinite</text:span><text:span text:style-name="T10"> recursion</text:span></text:p>
              </text:list-item>
            </text:list>
            <text:list text:style-name="L3">
              <text:list-item>
                <text:p text:style-name="P11"><text:span text:style-name="T10">What about</text:span><text:span text:style-name="T11"> factorial(-1)</text:span><text:span text:style-name="T10">? <text:s/>Or </text:span><text:span text:style-name="T11">factorial(2.5)</text:span><text:span text:style-name="T10">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call stack</text:p>
          </draw:text-box>
        </draw:frame>
        <draw:frame presentation:style-name="pr5" draw:text-style-name="P13" draw:layer="layout" svg:width="17.015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2">When a program is running, an area of </text:span><text:span text:style-name="T13">memory</text:span><text:span text:style-name="T12"> is set aside to store local </text:span><text:span text:style-name="T13">variables</text:span><text:span text:style-name="T12">, the state of the program, etc.</text:span></text:p>
              </text:list-item>
            </text:list>
            <text:list text:style-name="L3">
              <text:list-item>
                <text:p text:style-name="P3"><text:span text:style-name="T12">When a </text:span><text:span text:style-name="T13">procedure</text:span><text:span text:style-name="T12"> is invoked, the </text:span><text:span text:style-name="T13">calling context</text:span><text:span text:style-name="T12"> is saved, and a new chunk of memory is allocated for the procedure to use: its </text:span><text:span text:style-name="T13">stack frame</text:span></text:p>
              </text:list-item>
            </text:list>
            <text:list text:style-name="L3">
              <text:list-item>
                <text:p text:style-name="P3"><text:span text:style-name="T12">When the procedure finishes, its frame is </text:span><text:span text:style-name="T13">released</text:span><text:span text:style-name="T12"> and control goes back to the calling context</text:span></text:p>
              </text:list-item>
            </text:list>
            <text:list text:style-name="L3">
              <text:list-item>
                <text:p text:style-name="P3"><text:span text:style-name="T12">The </text:span><text:span text:style-name="T13">stack pointer</text:span><text:span text:style-name="T12"> keeps track of what frame is currently running</text:span></text:p>
              </text:list-item>
            </text:list>
          </draw:text-box>
        </draw:frame>
        <draw:custom-shape draw:style-name="gr2" draw:text-style-name="P15" draw:id="id1" draw:layer="layout" svg:width="6.985cm" svg:height="2.54cm" svg:x="20.685cm" svg:y="12.975cm">
          <text:p text:style-name="P14"><text:span text:style-name="T14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2" draw:layer="layout" svg:width="6.985cm" svg:height="2.54cm" svg:x="20.686cm" svg:y="10.175cm">
          <text:p text:style-name="P14"><text:span text:style-name="T14">calc_volum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3" draw:layer="layout" svg:width="6.985cm" svg:height="2.54cm" svg:x="20.687cm" svg:y="7.275cm">
          <text:p text:style-name="P14"><text:span text:style-name="T14">math.si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6" draw:layer="layout" svg:x1="17.88cm" svg:y1="7.62cm" svg:x2="20.42cm" svg:y2="7.62cm">
          <text:p text:style-name="P14"><text:span text:style-name="T15">stack</text:span></text:p>
          <text:p text:style-name="P14"><text:span text:style-name="T15">pointer</text:span></text:p>
        </draw:line>
        <draw:connector draw:style-name="gr4" draw:text-style-name="P17" draw:layer="layout" draw:type="curve" draw:line-skew="-0.655cm" svg:x1="20.685cm" svg:y1="14.245cm" svg:x2="20.686cm" svg:y2="11.445cm" draw:start-shape="id1" draw:start-glue-point="3" draw:end-shape="id2" draw:end-glue-point="3">
          <text:p text:style-name="P1"/>
        </draw:connector>
        <draw:connector draw:style-name="gr4" draw:text-style-name="P17" draw:layer="layout" draw:type="curve" draw:line-skew="-0.656cm" svg:x1="20.686cm" svg:y1="11.445cm" svg:x2="20.687cm" svg:y2="8.545cm" draw:start-shape="id2" draw:start-glue-point="3" draw:end-shape="id3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ll stack for recursive functions</text:p>
          </draw:text-box>
        </draw:frame>
        <draw:frame presentation:style-name="pr8" draw:text-style-name="P18" draw:layer="layout" svg:width="15.11cm" svg:height="14.267cm" svg:x="1.4cm" svg:y="4.507cm" presentation:class="outline" presentation:user-transformed="true">
          <draw:text-box>
            <text:list text:style-name="L4">
              <text:list-item>
                <text:p text:style-name="P12"><text:span text:style-name="T16">def factorial(n)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6">"""Compute the factorial of a positive integer.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6">if n == 0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6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6">el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6">return n*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17">If there were any </text:span><text:span text:style-name="T13">local</text:span><text:span text:style-name="T17"> variables, each frame would have its own instance of the local variables</text:span></text:p>
              </text:list-item>
            </text:list>
            <text:list text:style-name="L3">
              <text:list-item>
                <text:p text:style-name="P11"><text:span text:style-name="T17">When an error (exception) happens, IDLE shows a </text:span><text:span text:style-name="T13">backtrace</text:span><text:span text:style-name="T17">: part of the call stack</text:span></text:p>
              </text:list-item>
            </text:list>
          </draw:text-box>
        </draw:frame>
        <draw:custom-shape draw:style-name="gr2" draw:text-style-name="P15" draw:id="id4" draw:layer="layout" svg:width="6.985cm" svg:height="2.54cm" svg:x="20.32cm" svg:y="16.51cm">
          <text:p text:style-name="P14"><text:span text:style-name="T14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5" draw:layer="layout" svg:width="6.985cm" svg:height="2.54cm" svg:x="20.32cm" svg:y="13.97cm">
          <text:p text:style-name="P14"><text:span text:style-name="T14">factorial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6" draw:layer="layout" svg:width="6.985cm" svg:height="2.54cm" svg:x="20.32cm" svg:y="11.43cm">
          <text:p text:style-name="P14"><text:span text:style-name="T14">factorial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6" draw:layer="layout" svg:x1="17.88cm" svg:y1="6.32cm" svg:x2="20.42cm" svg:y2="6.32cm">
          <text:p text:style-name="P14"><text:span text:style-name="T15">stack</text:span></text:p>
          <text:p text:style-name="P14"><text:span text:style-name="T15">pointer</text:span></text:p>
        </draw:line>
        <draw:connector draw:style-name="gr4" draw:text-style-name="P17" draw:layer="layout" draw:type="curve" draw:line-skew="-0.291cm" svg:x1="20.32cm" svg:y1="17.78cm" svg:x2="20.32cm" svg:y2="15.24cm" draw:start-shape="id4" draw:start-glue-point="3" draw:end-shape="id5" draw:end-glue-point="3">
          <text:p text:style-name="P1"/>
        </draw:connector>
        <draw:connector draw:style-name="gr4" draw:text-style-name="P17" draw:layer="layout" draw:type="curve" draw:line-skew="-0.291cm" svg:x1="20.32cm" svg:y1="15.24cm" svg:x2="20.32cm" svg:y2="12.7cm" draw:start-shape="id5" draw:start-glue-point="3" draw:end-shape="id6" draw:end-glue-point="3">
          <text:p text:style-name="P1"/>
        </draw:connector>
        <draw:custom-shape draw:style-name="gr2" draw:text-style-name="P15" draw:id="id7" draw:layer="layout" svg:width="6.985cm" svg:height="2.54cm" svg:x="20.32cm" svg:y="8.89cm">
          <text:p text:style-name="P14"><text:span text:style-name="T14">factorial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8" draw:layer="layout" svg:width="6.985cm" svg:height="2.54cm" svg:x="20.32cm" svg:y="6.35cm">
          <text:p text:style-name="P14"><text:span text:style-name="T14">factorial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7" draw:layer="layout" draw:type="curve" draw:line-skew="-0.291cm" svg:x1="20.32cm" svg:y1="12.7cm" svg:x2="20.32cm" svg:y2="10.16cm" draw:start-shape="id6" draw:start-glue-point="3" draw:end-shape="id7" draw:end-glue-point="3">
          <text:p text:style-name="P1"/>
        </draw:connector>
        <draw:connector draw:style-name="gr4" draw:text-style-name="P17" draw:layer="layout" draw:type="curve" draw:line-skew="-0.291cm" svg:x1="20.32cm" svg:y1="10.16cm" svg:x2="20.32cm" svg:y2="7.62cm" draw:start-shape="id7" draw:start-glue-point="3" draw:end-shape="id8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nother recursive ex.: Fibonacci</text:p>
          </draw:text-box>
        </draw:frame>
        <draw:frame presentation:style-name="pr9" draw:text-style-name="P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Fibonacci</text:span> sequence: <text:span text:style-name="T18">1, 1, 2, 3, 5, 8, 13, 21, 34,...</text:span></text:p>
              </text:list-item>
            </text:list>
            <text:list text:style-name="L3">
              <text:list-item>
                <text:list>
                  <text:list-item>
                    <text:p text:style-name="P19">Each number is the <text:span text:style-name="T1">sum</text:span> of the two previo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def fibonacci(n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"""Compute the n-th Fibonnaci numb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pre: n should be a positive integ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if n == 0 or n == 1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base c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els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inductive ste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>return fibonacci(n-2) + fibonacci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Note: very </text:span><text:span text:style-name="T13">inefficient</text:span><text:span text:style-name="T17"> algorithm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bstract Data Types</text:p>
          </draw:text-box>
        </draw:frame>
        <draw:frame presentation:style-name="pr5" draw:text-style-name="P3" draw:layer="layout" svg:width="25.199cm" svg:height="14.355cm" svg:x="1.4cm" svg:y="4.507cm" presentation:class="outline" presentation:user-transformed="true">
          <draw:text-box>
            <text:list text:style-name="L3">
              <text:list-item>
                <text:p text:style-name="P3">Recall the categorization of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tomic</text:span> vs. <text:span text:style-name="T1">Aggregate</text:span> (compound) types</text:p>
                  </text:list-item>
                </text:list>
              </text:list-item>
            </text:list>
            <text:list text:style-name="L3">
              <text:list-item>
                <text:p text:style-name="P3">Some examples of <text:span text:style-name="T1">atomic</text:span> data types:</text:p>
              </text:list-item>
            </text:list>
            <text:list text:style-name="L3">
              <text:list-item>
                <text:list>
                  <text:list-item>
                    <text:p text:style-name="P4">Real (<text:span text:style-name="T2">float</text:span>), integer (<text:span text:style-name="T2">int</text:span>), Boolean (<text:span text:style-name="T2">bool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racter (if the language has such a type)</text:p>
                  </text:list-item>
                </text:list>
              </text:list-item>
            </text:list>
            <text:list text:style-name="L3">
              <text:list-item>
                <text:p text:style-name="P3">Some examples of <text:span text:style-name="T1">aggregate</text:span> data types:</text:p>
              </text:list-item>
            </text:list>
            <text:list text:style-name="L3">
              <text:list-item>
                <text:list>
                  <text:list-item>
                    <text:p text:style-name="P4">Arrays, tuples, dictionaries, records/struc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bstract Data Type</text:span> (ADT):</text:p>
              </text:list-item>
            </text:list>
            <text:list text:style-name="L3">
              <text:list-item>
                <text:list>
                  <text:list-item>
                    <text:p text:style-name="P4">Details of <text:span text:style-name="T1">implementation</text:span> are hidden from user (how to represent a float in binary form?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M2 type hierarchy (partial)</text:p>
          </draw:text-box>
        </draw:frame>
        <draw:frame presentation:style-name="pr5" draw:text-style-name="P2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9">Atomic</text:span><text:span text:style-name="T20">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Scalar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Real types (</text:span><text:span text:style-name="T21">REAL</text:span><text:span text:style-name="T20">, </text:span><text:span text:style-name="T21">LONGREAL</text:span><text:span text:style-name="T20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Ordinal types (</text:span><text:span text:style-name="T21">CHAR</text:span><text:span text:style-name="T20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0">Whole number types (</text:span><text:span text:style-name="T21">INTEGER</text:span><text:span text:style-name="T20">, </text:span><text:span text:style-name="T21">CARDINAL</text:span><text:span text:style-name="T2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0">Enumerations (</text:span><text:span text:style-name="T21">§5.2.1</text:span><text:span text:style-name="T20">) (</text:span><text:span text:style-name="T21">BOOLEAN</text:span><text:span text:style-name="T2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0">Subranges (</text:span><text:span text:style-name="T21">§5.2.2</text:span><text:span text:style-name="T2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0">Structured (</text:span><text:span text:style-name="T19">aggregate</text:span><text:span text:style-name="T20">)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Arrays (</text:span><text:span text:style-name="T21">§5.3</text:span><text:span text:style-name="T2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Strings (</text:span><text:span text:style-name="T21">§5.3.1</text:span><text:span text:style-name="T20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Sets (</text:span><text:span text:style-name="T21">§9.2-9.6</text:span><text:span text:style-name="T2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Records (</text:span><text:span text:style-name="T21">§9.7-9.12</text:span><text:span text:style-name="T20">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0">Also can have </text:span><text:span text:style-name="T19">user-defined</text:span><text:span text:style-name="T20"> typ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22" draw:layer="layout" svg:width="25.199cm" svg:height="14.504cm" svg:x="1.4cm" svg:y="4.507cm" presentation:class="outline" presentation:user-transformed="true">
          <draw:text-box>
            <text:list text:style-name="L3">
              <text:list-item>
                <text:p text:style-name="P3"><text:span text:style-name="T19">Atomic</text:span><text:span text:style-name="T20">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Numb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Integers (</text:span><text:span text:style-name="T21">int</text:span><text:span text:style-name="T20">, </text:span><text:span text:style-name="T21">long, bool</text:span><text:span text:style-name="T20">): </text:span><text:span text:style-name="T16">5</text:span><text:span text:style-name="T20">, </text:span><text:span text:style-name="T16">500000L</text:span><text:span text:style-name="T20">, </text:span><text:span text:style-name="T16">Tr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Reals (</text:span><text:span text:style-name="T21">float</text:span><text:span text:style-name="T20">) (only double-precision): </text:span><text:span text:style-name="T16">5.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Complex numbers (</text:span><text:span text:style-name="T21">complex</text:span><text:span text:style-name="T20">): </text:span><text:span text:style-name="T16">5+2j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0">Container (</text:span><text:span text:style-name="T19">aggregate</text:span><text:span text:style-name="T20">)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Immutable sequ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Strings (</text:span><text:span text:style-name="T21">str</text:span><text:span text:style-name="T20">): </text:span><text:span text:style-name="T16">"Hello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Tuples (</text:span><text:span text:style-name="T21">tuple</text:span><text:span text:style-name="T20">):</text:span><text:span text:style-name="T20"><text:tab/></text:span><text:span text:style-name="T16">(2, 5.0, "hi"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Mutable sequ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Lists (</text:span><text:span text:style-name="T21">list</text:span><text:span text:style-name="T20">):</text:span><text:span text:style-name="T20"><text:tab/></text:span><text:span text:style-name="T20"><text:tab/></text:span><text:span text:style-name="T16">[2, 5.0, "hi"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Mappin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Dictionaries (</text:span><text:span text:style-name="T21">dict</text:span><text:span text:style-name="T20">):</text:span><text:span text:style-name="T20"><text:tab/></text:span><text:span text:style-name="T16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numeration types in M2 (also C)</text:p>
          </draw:text-box>
        </draw:frame>
        <draw:frame presentation:style-name="pr10" draw:text-style-name="P6" draw:layer="layout" svg:width="25.199cm" svg:height="14.572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2">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DayName</text:span><text:span text:style-name="T23"> = (Sun, Mon, Tue, Wed, Thu, Fri, Sat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4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23">today : </text:span><text:span text:style-name="T3">DayName</text:span><text:span text:style-name="T23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4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23">today := Mon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e could have used <text:span text:style-name="T18">CARDINAL</text:span>s instead<text:line-break/>(and indeed the underlying implementation does)</text:p>
              </text:list-item>
            </text:list>
            <text:list text:style-name="L3">
              <text:list-item>
                <text:list>
                  <text:list-item>
                    <text:p text:style-name="P4">But the logical semantic of today's type is a <text:span text:style-name="T2">DayName</text:span> type, not a <text:span text:style-name="T18">CARDINAL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Can be thought of as Sun=0, Mon=1, Tue=2, ...</text:span></text:p>
              </text:list-item>
            </text:list>
            <text:list text:style-name="L3">
              <text:list-item>
                <text:p text:style-name="P3"><text:span text:style-name="T6">No explicit enumeration scheme in Pyth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4.8, Py ch5-6)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Recursive functi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actorial examp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all stack, backtrac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bonacci examp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bstract Data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Type hierarch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numeration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Lab 02</text:span> due <text:span text:style-name="T2">tonight</text:span>:</text:p>
              </text:list-item>
            </text:list>
            <text:list text:style-name="L3">
              <text:list-item>
                <text:list>
                  <text:list-item>
                    <text:p text:style-name="P4">M2 ch3 # (16 / 17 / 23a / 23b / 23c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Quiz03 (ch4)</text:span> this <text:span text:style-name="T2">Fri</text:span></text:p>
              </text:list-item>
            </text:list>
            <text:list text:style-name="L3">
              <text:list-item>
                <text:p text:style-name="P3"><text:span text:style-name="T1">Lab 03</text:span> due next <text:span text:style-name="T2">Wed</text:span>:</text:p>
              </text:list-item>
            </text:list>
            <text:list text:style-name="L3">
              <text:list-item>
                <text:list>
                  <text:list-item>
                    <text:p text:style-name="P4">M2 ch4 # (23 / 27 / 36)</text:p>
                  </text:list-item>
                </text:list>
              </text:list-item>
            </text:list>
            <text:list text:style-name="L3">
              <text:list-item>
                <text:p text:style-name="P3">HW03 due next <text:span text:style-name="T2">Mon</text:span>: 4.11 #7, 18; 5.11 # 15</text:p>
              </text:list-item>
            </text:list>
            <text:list text:style-name="L3">
              <text:list-item>
                <text:p text:style-name="P3">Read through <text:span text:style-name="T1">M2 ch5</text:span> and <text:span text:style-name="T1">Py ch7, plus Py ch10</text:span><text:line-break/></text:p>
              </text:list-item>
            </text:list>
            <text:list text:style-name="L3">
              <text:list-item>
                <text:p text:style-name="P3"><text:span text:style-name="T1">Midterm ch1-5</text:span> next week <text:span text:style-name="T2">Fri 5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09-27T16:19:17</meta:creation-date>
    <dc:creator>Sean Ho</dc:creator>
    <dc:date>2007-09-26T14:33:15</dc:date>
    <meta:editing-cycles>16</meta:editing-cycles>
    <meta:editing-duration>PT3H57M21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